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F8 +i </text:p>
          </table:table-cell>
          <table:table-cell office:value-type="string">
            <text:p>FDIV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F8 +i </text:p>
          </table:table-cell>
          <table:table-cell office:value-type="string">
            <text:p>FDIV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F9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F0 +i </text:p>
          </table:table-cell>
          <table:table-cell office:value-type="string">
            <text:p>FDIVR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F0 +i </text:p>
          </table:table-cell>
          <table:table-cell office:value-type="string">
            <text:p>FDIVR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F1 </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E8 +i </text:p>
          </table:table-cell>
          <table:table-cell office:value-type="string">
            <text:p>FSUB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E8 +i </text:p>
          </table:table-cell>
          <table:table-cell office:value-type="string">
            <text:p>FSUB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E9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E0 +i </text:p>
          </table:table-cell>
          <table:table-cell office:value-type="string">
            <text:p>FSUBR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E0 +i </text:p>
          </table:table-cell>
          <table:table-cell office:value-type="string">
            <text:p>FSUBRP ST(i), ST(0) </text:p>
          </table:table-cell>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E1 </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6 </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4">00/00/0000</text:date>, <text:time style:data-style-name="N2" text:time-value="0000-00-00T23:37: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2-14T17:23:22</dc:date>
    <meta:editing-duration>P3DT2H23M33S</meta:editing-duration>
    <meta:editing-cycles>310</meta:editing-cycles>
    <meta:generator>LibreOffice/3.6$MacOSX_x86 LibreOffice_project/e29a214-2bbed72-0621de6-a97528c-8f066d</meta:generator>
    <meta:document-statistic meta:table-count="1" meta:cell-count="17809" meta:object-count="0"/>
  </office:meta>
</office:document-meta>
</file>